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cd24"/>
    </style:style>
    <style:style style:name="P2" style:family="paragraph" style:parent-style-name="Standard">
      <style:text-properties officeooo:paragraph-rsid="001ecbe5"/>
    </style:style>
    <style:style style:name="T1" style:family="text">
      <style:text-properties officeooo:rsid="001ccd24"/>
    </style:style>
    <style:style style:name="T2" style:family="text">
      <style:text-properties officeooo:rsid="001ecbe5"/>
    </style:style>
    <style:style style:name="T3" style:family="text">
      <style:text-properties officeooo:rsid="001fb787"/>
    </style:style>
    <style:style style:name="T4" style:family="text">
      <style:text-properties officeooo:rsid="00211d1f"/>
    </style:style>
    <style:style style:name="T5" style:family="text">
      <style:text-properties officeooo:rsid="0022d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DF;LKJASFASDF;LKJASDF;LKJASDF;LKJASDF;LKJASDF;LKJASFD;LKJASDFJ;LKJASDF;LKJASDF;LKJASDF;LKJASDF;LKJASDF;LKJASDF;LKJASDF;LKJASDF;LKJASDF;LKJ</text:span></text:p>
      <text:p text:style-name="P1"><text:span text:style-name="T1">ASDF;LKJASDF;LKJASDF;LKJASDF;LKJASDF;LKJASDF;LKJASDF;LKJASDF;LKJASDF;LKJASDF;LKJASDF;LKJASF;LKJASDF;LKJASDF;LKJASDF;LKJASDF;LKJASDF;LKJASDF;LKJASDF;LKJASDF;LKJASDF;LKJASDF;LKJASDF;LKJASDF;LKJASDF;LKJ</text:span><text:span text:style-name="T2">ASDF;LKJASDF;LKJASDF;LKJASDF;LKJASDF;LKJASDF;LKJASDF;LKJASDF;LKJASDF;LKJASDF;LKJASDF;LKJASDF;LKJASDFJKL;ASDF;LKJASDF;LKJASDF;LKJASDF;LKJASDF;LKJASDF;LKJASDF;LKJASDF;LKJASDF;LKJASDF;LKJASDF;LKJASDF;LKJASDF;LKJADSF;LKJASDF;LKJASDF;LKJASDF;LKJASDF;KJASDF;LKJASDF;KKJASDF;LKJASDF;LKJASDF;LKJASDF;LKJASDF;LKJASDF;LKJGFGFGFGHJHJHJKKHJHJASDF;LKJ</text:span></text:p>
      <text:p text:style-name="P2"><text:span text:style-name="T2">ASDF;LKJASDF;LKJASDF;LKJASDF;LKJASDF;LKJASDF;LKJASDF;LKJASDF;LKJADF;LKJASDF;LKJASDF;LKJASDF;LKJASDF;LKJASDF;LKJASDF;LLKJASDF;LKJASDF;LKJASDF;LLJASDF;LKJASF;LKJASDF;LKJASDF;LKJASDF;LKJASDF;LKJASDF;LKJASDF;LKJASDF;LKJADF;LKJASDF;LKJASDF;LKJASDF;LKJASDF;LKJASDF;LKJASDF;LKJASDF;LKJASDF;LKJASDF;LKJASDF;LKJASDF;LKJASDF;LKJASDF;LKJASDF;LKJASDF;LKJASDF;LKJASDDF;LKJASDF;LKJASDF;LKJASDF;LKJASDF;LKJASDF;LKJASDF;LKJASDF;LKJASDF;LKJASDF;LKJASDF;LKJASDF;LKJASDF;LKJASDF;LKJASDF;LKJASDF;LKJASDF;LKJASDF;LKJASDF;LKJASDF;LKJASDF;LKJASDF;LK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ASDF;LKJ</text:span><text:span text:style-name="T3">asdf;lkkjasdf;lkjasdf;lkjasdf;lkjasdf;lkjasdf;;llkjasdf;lkjasdf;lkjasdf;lkjasdf;lkjasdf;lkjasdf;lkjasdf;lkjasdf;lkjasdf;lkjasdf;lkjasdf;lkjasdf;lkjasdf;lkjasdf;lkjasdf;lkjasdf;lkjasdf;lkjasdf;lkjasdf;lkjadf;lkjasdf;lkjasdf;lkjasdf;lkjasdf;lkjasdf;lkjasdf;lkjasdf;lkjasdf;lkjasdf;lkjasdf;lkjasdf;lkjasdf;lkjasdf;lkjasdf;lkjasdf;lkjasdf;lkjasdf;lkjasdf;lkj</text:span><text:span text:style-name="T4">asdf;lkjasdf;lkjasdf;lkjasdf;lkjasdf;lkjasdf;lkjasdf;lkjasdf;lkjasdf;lkjasdf;lkjasdf;lkjasdf;lkjasdf;lkjasdf;lkjasdf;lkjasdf;lkjasdf;lkjasdf;lkjkasdf;lkjasadf;lkjasdf;lkjasdf;lkjasdf;lkjasdf;lkjasdf;lkjasdf;lkjasdf;lkjasdflkjasdf;lkjasdf;lkjasdf;lkjasdf;l;kjasdf;llkjasdf;lkjasdf;lkjasdf;lkjasdf;lkjasdf;lkjasdf;lkjasdf;lkj</text:span><text:span text:style-name="T5">asdfasdfasdfasdfasdfaasdf;lkjasdf;lkjasdf;lkjasdf;lkjasdf;lkjasdf;lkjasdf;lkjasdf;lkjasdf;lkjasdf;lkjasdf;lkjasdf;lkj</text:span></text:p>
      <text:p text:style-name="P1"><text:span text:style-name="T1"/></text:p>
      <text:p text:style-name="P1"><text:span text:style-name="T1"/></text:p>
      <text:p text:style-name="P1"><text:span text:style-name="T1">ASDF;LKJ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 QUICK BROWN FOX JUMPED STRAIGHT OVER THE LAZY DOG</text:span></text:p>
      <text:p text:style-name="P1"><text:span text:style-name="T1">A QUICK BROWN FOX JUMPED STRAIGHT OVER THE LAZY DOG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18:44:58</meta:creation-date>
    <dc:date>2013-08-11T23:31:37</dc:date>
    <meta:editing-duration>PT2H4M39S</meta:editing-duration>
    <meta:editing-cycles>1</meta:editing-cycles>
    <meta:document-statistic meta:table-count="0" meta:image-count="0" meta:object-count="0" meta:page-count="1" meta:paragraph-count="6" meta:word-count="24" meta:character-count="2525" meta:non-whitespace-character-count="2507"/>
    <meta:generator>LibreOffice/4.0.3.3$MacOSX_x86 LibreOffice_project/0eaa50a932c8f2199a615e1eb30f7ac74279539</meta:generator>
  </office:meta>
</office:document-meta>
</file>